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3000001E06C76404A.png" manifest:media-type="image/png"/>
  <manifest:file-entry manifest:full-path="Pictures/10000001000004660000028610BB421A.png" manifest:media-type="image/png"/>
  <manifest:file-entry manifest:full-path="Pictures/100000010000046600000286AE4470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la" fo:country="VA"/>
    </style:style>
    <style:style style:name="P2" style:family="paragraph" style:parent-style-name="Standard">
      <style:text-properties fo:language="la" fo:country="VA" officeooo:rsid="0018125b" officeooo:paragraph-rsid="0018125b"/>
    </style:style>
    <style:style style:name="P3" style:family="paragraph" style:parent-style-name="Standard">
      <style:text-properties fo:language="la" fo:country="VA" officeooo:rsid="0019220e" officeooo:paragraph-rsid="0019220e"/>
    </style:style>
    <style:style style:name="T1" style:family="text">
      <style:text-properties officeooo:rsid="001922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3" draw:name="Изображение1" text:anchor-type="char" svg:x="0.09cm" svg:y="1.358cm" svg:width="17cm" svg:height="9.753cm" draw:z-index="0"><draw:image xlink:href="Pictures/100000010000046600000286AE4470B3.png" xlink:type="simple" xlink:show="embed" xlink:actuate="onLoad" draw:mime-type="image/png"/></draw:frame>Logic circuit from ALU</text:p>
      <text:p text:style-name="P2"/>
      <text:p text:style-name="P2"/>
      <text:p text:style-name="P3">Other circuits are given</text:p>
      <text:p text:style-name="P3"/>
      <text:p text:style-name="P3">Arithmetic Unit</text:p>
      <text:p text:style-name="P3"/>
      <text:p text:style-name="P3"/>
      <text:p text:style-name="P3"/>
      <text:p text:style-name="P3"/>
      <text:p text:style-name="P3"><draw:frame draw:style-name="fr2" draw:name="Изображение2" text:anchor-type="char" svg:width="17cm" svg:height="9.753cm" draw:z-index="1"><draw:image xlink:href="Pictures/10000001000004660000028610BB421A.png" xlink:type="simple" xlink:show="embed" xlink:actuate="onLoad" draw:mime-type="image/png"/></draw:frame><text:soft-page-break/>ALU itself</text:p>
      <text:p text:style-name="P3"/>
      <text:p text:style-name="P3"><draw:frame draw:style-name="fr1" draw:name="Изображение3" text:anchor-type="char" svg:width="17cm" svg:height="8.472cm" draw:z-index="2"><draw:image xlink:href="Pictures/10000001000003C3000001E06C7640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0:38:40.132214156</meta:creation-date>
    <dc:date>2024-03-01T10:42:39.447534808</dc:date>
    <meta:editing-duration>PT4M1S</meta:editing-duration>
    <meta:editing-cycles>2</meta:editing-cycles>
    <meta:generator>LibreOffice/7.6.4.1$Linux_X86_64 LibreOffice_project/60$Build-1</meta:generator>
    <meta:document-statistic meta:table-count="0" meta:image-count="3" meta:object-count="0" meta:page-count="2" meta:paragraph-count="4" meta:word-count="12" meta:character-count="71" meta:non-whitespace-character-count="63"/>
  </office:meta>
</office:document-meta>
</file>